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a3623" officeooo:paragraph-rsid="001a3623" style:font-size-asian="18pt" style:font-size-complex="18pt"/>
    </style:style>
    <style:style style:name="P2" style:family="paragraph" style:parent-style-name="Standard">
      <style:text-properties style:font-name="Bahnschrift SemiBold" fo:font-size="18pt" officeooo:rsid="0014a005" officeooo:paragraph-rsid="0014a005" style:font-size-asian="15.75pt" style:font-size-complex="18pt"/>
    </style:style>
    <style:style style:name="P3" style:family="paragraph" style:parent-style-name="Standard">
      <style:text-properties style:font-name="Bahnschrift SemiBold" fo:font-size="18pt" style:text-underline-style="solid" style:text-underline-width="auto" style:text-underline-color="font-color" officeooo:rsid="0014a005" officeooo:paragraph-rsid="0014a005" style:font-size-asian="15.75pt" style:font-size-complex="18pt"/>
    </style:style>
    <style:style style:name="P4" style:family="paragraph" style:parent-style-name="Standard">
      <style:text-properties officeooo:paragraph-rsid="00155c0b"/>
    </style:style>
    <style:style style:name="P5" style:family="paragraph" style:parent-style-name="Standard">
      <style:text-properties officeooo:rsid="0015c01a" officeooo:paragraph-rsid="0015c01a"/>
    </style:style>
    <style:style style:name="P6" style:family="paragraph" style:parent-style-name="Standard">
      <style:text-properties style:font-name="Bahnschrift SemiBold1" fo:font-size="18pt" officeooo:rsid="0015c01a" officeooo:paragraph-rsid="0015c01a" style:font-size-asian="18pt" style:font-size-complex="18pt"/>
    </style:style>
    <style:style style:name="P7" style:family="paragraph" style:parent-style-name="Standard">
      <style:text-properties style:font-name="Bahnschrift SemiBold1" fo:font-size="16pt" style:text-underline-style="none" officeooo:rsid="001a3623" officeooo:paragraph-rsid="001a3623" style:font-size-asian="14pt" style:font-size-complex="16pt"/>
    </style:style>
    <style:style style:name="P8" style:family="paragraph" style:parent-style-name="Standard">
      <style:text-properties officeooo:paragraph-rsid="0015c01a"/>
    </style:style>
    <style:style style:name="P9" style:family="paragraph" style:parent-style-name="Text_20_body">
      <style:text-properties style:font-name="Bahnschrift SemiBold1" fo:font-size="16pt" officeooo:rsid="001bd9ab" officeooo:paragraph-rsid="001bd9ab" style:font-size-asian="14pt" style:font-size-complex="16pt"/>
    </style:style>
    <style:style style:name="P10" style:family="paragraph" style:parent-style-name="Standard">
      <style:text-properties style:font-name="Bahnschrift SemiBold" fo:font-size="16pt" style:text-underline-style="none" officeooo:rsid="0014a005" officeooo:paragraph-rsid="00155c0b" style:font-size-asian="14pt" style:font-size-complex="16pt"/>
    </style:style>
    <style:style style:name="P11" style:family="paragraph" style:parent-style-name="Standard">
      <style:text-properties style:font-name="Bahnschrift SemiBold" fo:font-size="16pt" style:text-underline-style="none" officeooo:rsid="00155c0b" officeooo:paragraph-rsid="00155c0b" style:font-size-asian="14pt" style:font-size-complex="16pt"/>
    </style:style>
    <style:style style:name="P12" style:family="paragraph" style:parent-style-name="Standard">
      <style:text-properties style:font-name="Agency FB" fo:font-size="13pt" style:text-underline-style="none" officeooo:rsid="00155c0b" officeooo:paragraph-rsid="00155c0b" style:font-size-asian="13pt" style:font-size-complex="13pt"/>
    </style:style>
    <style:style style:name="P13" style:family="paragraph" style:parent-style-name="Standard">
      <style:text-properties style:font-name="Bahnschrift SemiBold1" fo:font-size="18pt" style:text-underline-style="none" officeooo:rsid="0015c01a" officeooo:paragraph-rsid="0015c01a" style:font-size-asian="18pt" style:font-size-complex="18pt"/>
    </style:style>
    <style:style style:name="P14" style:family="paragraph" style:parent-style-name="Standard">
      <style:text-properties style:font-name="Bahnschrift SemiBold1" fo:font-size="18pt" style:text-underline-style="solid" style:text-underline-width="auto" style:text-underline-color="font-color" officeooo:rsid="001a3623" officeooo:paragraph-rsid="001a3623" style:font-size-asian="18pt" style:font-size-complex="18pt"/>
    </style:style>
    <style:style style:name="P15" style:family="paragraph" style:parent-style-name="Standard">
      <style:text-properties style:font-name="Bahnschrift SemiBold1" fo:font-size="16pt" style:text-underline-style="none" officeooo:rsid="001798b8" officeooo:paragraph-rsid="0015c01a" style:font-size-asian="14pt" style:font-size-complex="16pt"/>
    </style:style>
    <style:style style:name="P16" style:family="paragraph" style:parent-style-name="Standard">
      <style:text-properties style:font-name="Bahnschrift SemiBold1" fo:font-size="16pt" style:text-underline-style="none" officeooo:rsid="001a3623" officeooo:paragraph-rsid="001a3623" style:font-size-asian="14pt" style:font-size-complex="16pt"/>
    </style:style>
    <style:style style:name="P17" style:family="paragraph" style:parent-style-name="Standard">
      <style:text-properties style:font-name="Bahnschrift SemiBold1" fo:font-size="16pt" style:text-underline-style="solid" style:text-underline-width="auto" style:text-underline-color="font-color" officeooo:rsid="001a3623" officeooo:paragraph-rsid="001a3623" style:font-size-asian="14pt" style:font-size-complex="16pt"/>
    </style:style>
    <style:style style:name="P18" style:family="paragraph" style:parent-style-name="Text_20_body" style:list-style-name="L1">
      <style:text-properties style:font-name="Bahnschrift SemiBold1"/>
    </style:style>
    <style:style style:name="P19" style:family="paragraph" style:parent-style-name="Text_20_body">
      <style:text-properties style:font-name="Bahnschrift SemiBold1" fo:font-size="16pt" officeooo:rsid="001bd9ab" officeooo:paragraph-rsid="001bd9ab" style:font-size-asian="14pt" style:font-size-complex="16pt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1bd9ab"/>
    </style:style>
    <style:style style:name="P22" style:family="paragraph" style:parent-style-name="Text_20_body">
      <style:text-properties fo:color="#000000" style:font-name="Bahnschrift SemiBold1" officeooo:paragraph-rsid="001bd9ab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Bahnschrift SemiBold1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Bahnschrift SemiBold" fo:font-size="16pt" style:text-underline-style="none" style:font-size-asian="14pt" style:font-size-complex="16pt"/>
    </style:style>
    <style:style style:name="T2" style:family="text">
      <style:text-properties style:font-name="Bahnschrift SemiBold" fo:font-size="16pt" style:text-underline-style="none" officeooo:rsid="0014a005" style:font-size-asian="14pt" style:font-size-complex="16pt"/>
    </style:style>
    <style:style style:name="T3" style:family="text">
      <style:text-properties style:font-name="Bahnschrift SemiBold" fo:font-size="16pt" style:text-underline-style="none" officeooo:rsid="00155c0b" style:font-size-asian="14pt" style:font-size-complex="16pt"/>
    </style:style>
    <style:style style:name="T4" style:family="text">
      <style:text-properties style:font-name="Bahnschrift SemiBold" fo:font-size="16pt" style:text-underline-style="none" officeooo:rsid="0015c01a" style:font-size-asian="14pt" style:font-size-complex="16pt"/>
    </style:style>
    <style:style style:name="T5" style:family="text">
      <style:text-properties style:font-name="Bahnschrift SemiBold" fo:font-size="16pt" style:text-underline-style="none" officeooo:rsid="001fbdf2" style:font-size-asian="14pt" style:font-size-complex="16pt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55c0b"/>
    </style:style>
    <style:style style:name="T9" style:family="text">
      <style:text-properties style:font-name="Bahnschrift SemiBold1"/>
    </style:style>
    <style:style style:name="T10" style:family="text">
      <style:text-properties style:font-name="Bahnschrift SemiBold1" fo:font-size="16pt" style:text-underline-style="none" officeooo:rsid="0015c01a" style:font-size-asian="14pt" style:font-size-complex="16pt"/>
    </style:style>
    <style:style style:name="T11" style:family="text">
      <style:text-properties style:font-name="Bahnschrift SemiBold1" fo:font-size="16pt" style:text-underline-style="none" officeooo:rsid="001798b8" style:font-size-asian="14pt" style:font-size-complex="16pt"/>
    </style:style>
    <style:style style:name="T12" style:family="text">
      <style:text-properties style:font-name="Bahnschrift SemiBold1" fo:font-size="16pt" style:text-underline-style="none" officeooo:rsid="00197a5b" style:font-size-asian="14pt" style:font-size-complex="16pt"/>
    </style:style>
    <style:style style:name="T13" style:family="text">
      <style:text-properties style:font-name="Bahnschrift SemiBold1" fo:font-size="16pt" style:text-underline-style="none" officeooo:rsid="001a3623" style:font-size-asian="14pt" style:font-size-complex="16pt"/>
    </style:style>
    <style:style style:name="T14" style:family="text">
      <style:text-properties style:font-name="Bahnschrift SemiBold1" officeooo:rsid="001798b8"/>
    </style:style>
    <style:style style:name="T15" style:family="text">
      <style:text-properties fo:color="#000000" style:font-name="Bahnschrift SemiBold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ueil : </text:p>
      <text:p text:style-name="P10"/>
      <text:p text:style-name="P5"><text:span text:style-name="T2">N</text:span><text:span text:style-name="T1">otre Distributeur Automatique . . . </text:span></text:p>
      <text:p text:style-name="P10"/>
      <text:p text:style-name="P4"><text:span text:style-name="T2">Ce projet est avant tout un prototype à l’aide d’une carte Arduino </text:span><text:span text:style-name="T4">Uno</text:span><text:span text:style-name="T2"> </text:span><text:span text:style-name="T3">et d’autres modules Arduino comme le Servomoteur et le Capteur Ultrason HC-SR04. Ce projet ce compose en plusieurs parties : le codage Arduino, les connectiques, l’assemblage du boîtier et le codage HTML/CSS/JAVA.</text:span></text:p>
      <text:p text:style-name="P11"/>
      <text:p text:style-name="P12"/>
      <text:p text:style-name="P12"/>
      <text:p text:style-name="P12">Projet réalisé par DESSAINT Yann et JOURNET Julien <text:s/></text:p>
      <text:p text:style-name="P12"/>
      <text:p text:style-name="P6"><text:span text:style-name="T8">C</text:span><text:span text:style-name="T7">odage Arduino :</text:span><text:span text:style-name="T6"> </text:span></text:p>
      <text:p text:style-name="P13"/>
      <text:p text:style-name="P8"><text:span text:style-name="T10">La partie du codage Arduino appartient à Yann sans « copie » de autre codage sur internet. Le codage Arduino ressemble fortement au C++. Tous les codages Arduino se ressemble entre eux <text:s/>en raison de peu de fonction et du format avec <text:s/>toujours </text:span><text:span text:style-name="T12">les </text:span><text:span text:style-name="T11">3 parties : </text:span><text:span text:style-name="T12">Variables, Configurations Entrées/Sorties et la partie principale en </text:span><text:span text:style-name="T13">principale en </text:span><text:span text:style-name="T12">boucle. </text:span><text:span text:style-name="T11"><text:s/></text:span></text:p>
      <text:p text:style-name="P15"/>
      <text:p text:style-name="P1"><text:span text:style-name="T14">C</text:span><text:span text:style-name="T9">onnectiques :</text:span></text:p>
      <text:p text:style-name="P14"/>
      <text:p text:style-name="P7">La partie connectique en Arduino n’est pas négligeable et c’est même une des plus importante. La carte Arduino Uno est composée de : </text:p>
      <text:p text:style-name="P7"/>
      <text:list xml:id="list2150293254" text:style-name="L1">
        <text:list-item>
          <text:p text:style-name="P23">de 14 broches numériques d'entrées/sorties <text:s/></text:p>
        </text:list-item>
        <text:list-item>
          <text:p text:style-name="P23">de 6 entrées analogiques (qui peuvent également être utilisées en broches entrées/sorties numériques), </text:p>
        </text:list-item>
        <text:list-item>
          <text:p text:style-name="P23">d'un quartz 16Mhz, </text:p>
        </text:list-item>
        <text:list-item>
          <text:p text:style-name="P23">d'une connexion USB, </text:p>
        </text:list-item>
        <text:list-item>
          <text:p text:style-name="P23">d'un connecteur d'alimentation jack, </text:p>
        </text:list-item>
        <text:list-item>
          <text:p text:style-name="P18">et d'un bouton de réinitialisation (reset)</text:p>
        </text:list-item>
        <text:list-item>
          <text:p text:style-name="P18">Intensité maxi disponible par broche E/S (5V) </text:p>
        </text:list-item>
        <text:list-item>
          <text:p text:style-name="P18">Intensité maxi disponible pour la sortie 3.3V </text:p>
        </text:list-item>
      </text:list>
      <text:p text:style-name="P9"><text:soft-page-break/>Le voltage sur la carte et les modules doivent être partagé ce qui limite le nombre de module sur le circuit Arduino comme ici on a 2 modules maximum. Chaque couleur de fil représente :</text:p>
      <text:list xml:id="list1621088392" text:style-name="L2">
        <text:list-item>
          <text:p text:style-name="P24"><text:span text:style-name="Strong_20_Emphasis"><text:span text:style-name="T15">Retour/Neutre</text:span></text:span><text:span text:style-name="T15">: Bleu ou blanc </text:span></text:p>
        </text:list-item>
        <text:list-item>
          <text:p text:style-name="P20"><text:span text:style-name="Strong_20_Emphasis"><text:span text:style-name="T15">Fil de terre</text:span></text:span><text:span text:style-name="T15">: Vert, jaune ou dénudé </text:span></text:p>
        </text:list-item>
        <text:list-item>
          <text:p text:style-name="P21"><text:span text:style-name="Strong_20_Emphasis"><text:span text:style-name="T15">Phase/Charge</text:span></text:span><text:span text:style-name="T15">: Noir,rouge ou marron</text:span></text:p>
        </text:list-item>
      </text:list>
      <text:p text:style-name="P22"/>
      <text:p text:style-name="P9"><text:s text:c="3"/></text:p>
      <text:p text:style-name="P7"/>
      <text:p text:style-name="P17"/>
      <text:p text:style-name="P7"/>
      <text:p text:style-name="P10"><text:s text:c="62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3:08:32.843000000</meta:creation-date>
    <dc:date>2022-03-04T14:55:17.787000000</dc:date>
    <meta:editing-duration>PT43M9S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22" meta:word-count="256" meta:character-count="1616" meta:non-whitespace-character-count="1306"/>
  </office:meta>
</office:document-meta>
</file>